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611" officeooo:paragraph-rsid="00142611"/>
    </style:style>
    <style:style style:name="P2" style:family="paragraph" style:parent-style-name="Standard">
      <style:text-properties officeooo:rsid="00142611" officeooo:paragraph-rsid="00142611"/>
    </style:style>
    <style:style style:name="P3" style:family="paragraph" style:parent-style-name="Standard">
      <style:text-properties officeooo:rsid="00156075" officeooo:paragraph-rsid="00156075"/>
    </style:style>
    <style:style style:name="P4" style:family="paragraph" style:parent-style-name="Standard">
      <style:text-properties officeooo:rsid="00156075" officeooo:paragraph-rsid="0016bb56"/>
    </style:style>
    <style:style style:name="P5" style:family="paragraph" style:parent-style-name="Standard">
      <style:text-properties officeooo:rsid="0017a0f6" officeooo:paragraph-rsid="0017a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/etc/init.d/apache2 restart ---&gt; reset apache-a</text:p>
      <text:p text:style-name="P1"/>
      <text:p text:style-name="P1">tail -f /var/log/postgresql/postgresql-9.3-main.log → postgres <text:s/>greske</text:p>
      <text:p text:style-name="P1"/>
      <text:p text:style-name="P1"/>
      <text:p text:style-name="P3">select </text:p>
      <text:p text:style-name="P3"><text:tab/>c.client_name,</text:p>
      <text:p text:style-name="P3"><text:tab/>e.naziv_drustva as full_name,</text:p>
      <text:p text:style-name="P3"><text:tab/>e.skraceni_naziv_drustva as short_name,</text:p>
      <text:p text:style-name="P4"><text:tab/>e.maticni_broj as mb,</text:p>
      <text:p text:style-name="P4"><text:tab/>e.oib,</text:p>
      <text:p text:style-name="P4"><text:tab/>e.drzava,</text:p>
      <text:p text:style-name="P3"><text:tab/>e.adresa as address, e.web,</text:p>
      <text:p text:style-name="P3"><text:tab/>e.tel as telefon,</text:p>
      <text:p text:style-name="P3"><text:tab/>e.fax</text:p>
      <text:p text:style-name="P3">from plur_op e</text:p>
      <text:p text:style-name="P3">join sadrzaj s on s.id = e.id </text:p>
      <text:p text:style-name="P3">join clients c on c.client_id=s.client_id </text:p>
      <text:p text:style-name="P3">where s.active = 1 and c.client_id = 1</text:p>
      <text:p text:style-name="P3"/>
      <text:p text:style-name="P5">update </text:p>
      <text:p text:style-name="P5"><text:tab/>plur_op e</text:p>
      <text:p text:style-name="P5">set <text:tab/>naziv_drustva = "Moja firma",</text:p>
      <text:p text:style-name="P5"><text:tab/>skraceni_naziv_drustva = "mf" ,</text:p>
      <text:p text:style-name="P5"><text:tab/>maticni_broj = 123,</text:p>
      <text:p text:style-name="P5"><text:tab/>oib= 11111,</text:p>
      <text:p text:style-name="P5"><text:tab/>drzava ="HR",</text:p>
      <text:p text:style-name="P5"><text:tab/>adresa= "vedra nebesa",</text:p>
      <text:p text:style-name="P5"><text:tab/>web= "www.nista.hr",</text:p>
      <text:p text:style-name="P5"><text:tab/>tel=123123,</text:p>
      <text:p text:style-name="P5"><text:tab/>fax=021</text:p>
      <text:p text:style-name="P5">where e.client_id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1:39:39.491269905</meta:creation-date>
    <dc:date>2016-04-06T15:58:10.317419946</dc:date>
    <meta:editing-duration>PT7H26M5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87" meta:character-count="644" meta:non-whitespace-character-count="562"/>
  </office:meta>
</office:document-meta>
</file>